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25AE000015031DE8C41D.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sans-serif" svg:font-family="sans-serif"/>
    <style:font-face style:name="FreeSans" svg:font-family="FreeSans" style:font-family-generic="roman"/>
    <style:font-face style:name="Lohit Hindi" svg:font-family="'Lohit Hindi'" style:font-family-generic="roman"/>
    <style:font-face style:name="Times New Roman1" svg:font-family="'Times New Roman'" style:font-family-generic="roman"/>
    <style:font-face style:name="TimesNewRomanPSMT" svg:font-family="TimesNewRomanPSMT" style:font-family-generic="roman"/>
    <style:font-face style:name="FreeSans2"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sans-serif" fo:font-size="9pt" officeooo:rsid="001c6569" officeooo:paragraph-rsid="001c6569"/>
    </style:style>
    <style:style style:name="P2" style:family="paragraph" style:parent-style-name="Standard">
      <style:text-properties style:font-name="sans-serif" fo:font-size="9pt" officeooo:rsid="001df223" officeooo:paragraph-rsid="001df223"/>
    </style:style>
    <style:style style:name="P3" style:family="paragraph" style:parent-style-name="Standard">
      <style:text-properties style:font-name="sans-serif" fo:font-size="9pt" officeooo:rsid="001df223" officeooo:paragraph-rsid="001c6569"/>
    </style:style>
    <style:style style:name="P4" style:family="paragraph" style:parent-style-name="Standard">
      <style:text-properties style:font-name="sans-serif" fo:font-size="9pt" officeooo:rsid="00328bbf" officeooo:paragraph-rsid="00357ae6"/>
    </style:style>
    <style:style style:name="P5" style:family="paragraph" style:parent-style-name="Standard">
      <style:text-properties style:font-name="sans-serif" fo:font-size="9pt" officeooo:rsid="00328bbf" officeooo:paragraph-rsid="003d7574"/>
    </style:style>
    <style:style style:name="P6" style:family="paragraph" style:parent-style-name="Standard">
      <style:text-properties style:font-name="sans-serif" fo:font-size="9pt" officeooo:rsid="0034678f" officeooo:paragraph-rsid="00357ae6"/>
    </style:style>
    <style:style style:name="P7" style:family="paragraph" style:parent-style-name="Standard">
      <style:text-properties fo:font-size="13pt" officeooo:rsid="001c6569" officeooo:paragraph-rsid="001c6569" style:font-size-asian="13pt" style:font-size-complex="13pt"/>
    </style:style>
    <style:style style:name="P8" style:family="paragraph" style:parent-style-name="Standard">
      <style:text-properties fo:font-size="13pt" officeooo:rsid="002bdf9f" officeooo:paragraph-rsid="002bdf9f" style:font-size-asian="13pt" style:font-size-complex="13pt"/>
    </style:style>
    <style:style style:name="P9" style:family="paragraph" style:parent-style-name="Standard">
      <style:text-properties fo:font-size="13pt" officeooo:rsid="002da5da" officeooo:paragraph-rsid="002da5da" style:font-size-asian="13pt" style:font-size-complex="13pt"/>
    </style:style>
    <style:style style:name="P10" style:family="paragraph" style:parent-style-name="Standard">
      <style:text-properties fo:font-size="13pt" officeooo:paragraph-rsid="001a4365" style:font-size-asian="13pt" style:font-size-complex="13pt"/>
    </style:style>
    <style:style style:name="P11" style:family="paragraph" style:parent-style-name="Standard">
      <style:text-properties fo:font-size="13pt" officeooo:rsid="003bb7a0" officeooo:paragraph-rsid="003bb7a0" style:font-size-asian="13pt" style:font-size-complex="13pt"/>
    </style:style>
    <style:style style:name="P12" style:family="paragraph" style:parent-style-name="Standard">
      <style:text-properties officeooo:paragraph-rsid="002bdf9f"/>
    </style:style>
    <style:style style:name="P13" style:family="paragraph" style:parent-style-name="Standard">
      <style:text-properties style:font-name="Times New Roman" fo:font-size="12pt" officeooo:rsid="001df223" officeooo:paragraph-rsid="001c6569" style:font-size-asian="10.5pt" style:font-size-complex="12pt"/>
    </style:style>
    <style:style style:name="P14" style:family="paragraph" style:parent-style-name="Standard">
      <style:text-properties style:font-name="TimesNewRomanPSMT" fo:font-size="10pt" officeooo:rsid="00328bbf" officeooo:paragraph-rsid="0034678f" style:font-size-asian="10pt"/>
    </style:style>
    <style:style style:name="P15" style:family="paragraph" style:parent-style-name="Standard">
      <style:text-properties fo:font-size="16pt" fo:font-weight="bold" officeooo:rsid="003bb7a0" officeooo:paragraph-rsid="003bb7a0" style:font-size-asian="16pt" style:font-weight-asian="bold" style:font-size-complex="16pt" style:font-weight-complex="bold"/>
    </style:style>
    <style:style style:name="P16" style:family="paragraph" style:parent-style-name="Standard">
      <style:text-properties style:font-name="Liberation Serif" fo:font-size="13pt" fo:font-weight="bold" officeooo:rsid="00328bbf" officeooo:paragraph-rsid="003d7574" style:font-size-asian="13pt" style:font-weight-asian="bold" style:font-size-complex="13pt" style:font-weight-complex="bold"/>
    </style:style>
    <style:style style:name="P17" style:family="paragraph" style:parent-style-name="Standard">
      <style:paragraph-properties fo:margin-top="0.0835in" fo:margin-bottom="0in" style:contextual-spacing="false" fo:text-align="start" style:justify-single-word="false" fo:orphans="0" fo:widows="0"/>
      <style:text-properties fo:font-size="14pt" fo:font-weight="bold" officeooo:paragraph-rsid="001c6569" style:font-size-asian="14pt" style:font-weight-asian="bold" style:font-name-complex="Times New Roman" style:font-size-complex="16pt" style:font-weight-complex="bold"/>
    </style:style>
    <style:style style:name="P18" style:family="paragraph" style:parent-style-name="Standard">
      <style:paragraph-properties fo:margin-top="0.0835in" fo:margin-bottom="0in" style:contextual-spacing="false" fo:text-align="center" style:justify-single-word="false" fo:orphans="0" fo:widows="0"/>
      <style:text-properties fo:font-size="13pt" officeooo:rsid="003bb7a0" officeooo:paragraph-rsid="003bb7a0" style:font-size-asian="13pt" style:font-size-complex="13pt"/>
    </style:style>
    <style:style style:name="P19" style:family="paragraph" style:parent-style-name="Retrait_20_corps_20_de_20_texte_20_2">
      <style:text-properties fo:font-size="13pt" officeooo:rsid="001c6569" officeooo:paragraph-rsid="001c6569" style:font-size-asian="13pt" style:font-size-complex="13pt"/>
    </style:style>
    <style:style style:name="P20" style:family="paragraph" style:parent-style-name="Retrait_20_corps_20_de_20_texte_20_2">
      <style:text-properties fo:font-size="13pt" officeooo:rsid="001c6569" officeooo:paragraph-rsid="002aa21e" style:font-size-asian="13pt" style:font-size-complex="13pt"/>
    </style:style>
    <style:style style:name="P21" style:family="paragraph" style:parent-style-name="Retrait_20_corps_20_de_20_texte_20_2">
      <style:text-properties fo:font-size="13pt" officeooo:rsid="001c6569" officeooo:paragraph-rsid="0020ed90" style:font-size-asian="13pt" style:font-size-complex="13pt"/>
    </style:style>
    <style:style style:name="P22" style:family="paragraph" style:parent-style-name="Retrait_20_corps_20_de_20_texte_20_2">
      <style:text-properties fo:font-size="13pt" officeooo:rsid="001fce3b" officeooo:paragraph-rsid="001fce3b" style:font-size-asian="13pt" style:font-size-complex="13pt"/>
    </style:style>
    <style:style style:name="P23" style:family="paragraph" style:parent-style-name="Retrait_20_corps_20_de_20_texte_20_2">
      <style:text-properties fo:font-size="13pt" officeooo:rsid="002b3314" officeooo:paragraph-rsid="002b3314" style:font-size-asian="13pt" style:font-size-complex="13pt"/>
    </style:style>
    <style:style style:name="P24" style:family="paragraph" style:parent-style-name="Retrait_20_corps_20_de_20_texte_20_2">
      <style:text-properties fo:font-size="14pt" fo:font-weight="bold" officeooo:rsid="001fce3b" officeooo:paragraph-rsid="001fce3b" style:font-size-asian="14pt" style:font-weight-asian="bold" style:font-size-complex="14pt" style:font-weight-complex="bold"/>
    </style:style>
    <style:style style:name="P25" style:family="paragraph" style:parent-style-name="Retrait_20_corps_20_de_20_texte_20_2">
      <style:paragraph-properties fo:text-align="start" style:justify-single-word="false"/>
      <style:text-properties fo:font-size="14pt" fo:font-weight="bold" officeooo:rsid="001c6569" officeooo:paragraph-rsid="001c6569" style:font-size-asian="14pt" style:font-weight-asian="bold" style:font-size-complex="14pt" style:font-weight-complex="bold"/>
    </style:style>
    <style:style style:name="P26"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fo:font-size="13pt" officeooo:paragraph-rsid="00245d32" style:font-size-asian="13pt" style:font-name-complex="Times New Roman" style:font-size-complex="13pt"/>
    </style:style>
    <style:style style:name="P27" style:family="paragraph" style:parent-style-name="Text_20_body">
      <style:text-properties style:font-name="sans-serif" fo:font-size="9pt" officeooo:rsid="00328bbf" officeooo:paragraph-rsid="00357ae6"/>
    </style:style>
    <style:style style:name="P28" style:family="paragraph" style:parent-style-name="Text_20_body">
      <style:text-properties style:font-name="Liberation Serif" fo:font-size="13pt" officeooo:rsid="00328bbf" officeooo:paragraph-rsid="00357ae6" style:font-size-asian="13pt" style:font-size-complex="13pt"/>
    </style:style>
    <style:style style:name="P29" style:family="paragraph" style:parent-style-name="Text_20_body">
      <style:text-properties style:font-name="Liberation Serif" fo:font-size="13pt" officeooo:rsid="003a0ead" officeooo:paragraph-rsid="003a0ead" style:font-size-asian="13pt" style:font-size-complex="13pt"/>
    </style:style>
    <style:style style:name="P30" style:family="paragraph" style:parent-style-name="Standard">
      <style:text-properties style:font-name="Times New Roman1" fo:font-size="12pt" officeooo:paragraph-rsid="002bdf9f" style:font-size-asian="12pt"/>
    </style:style>
    <style:style style:name="P31" style:family="paragraph" style:parent-style-name="Standard">
      <style:paragraph-properties fo:text-align="center" style:justify-single-word="false"/>
      <style:text-properties fo:font-size="16pt" officeooo:paragraph-rsid="003bb7a0" style:font-size-asian="16pt" style:font-size-complex="16pt"/>
    </style:style>
    <style:style style:name="P32" style:family="paragraph" style:parent-style-name="Standard">
      <style:paragraph-properties fo:text-align="start" style:justify-single-word="false"/>
      <style:text-properties fo:font-size="14pt" fo:font-weight="bold" style:font-size-asian="14pt" style:font-weight-asian="bold" style:font-name-complex="Times New Roman" style:font-size-complex="16pt" style:font-weight-complex="bold"/>
    </style:style>
    <style:style style:name="P33" style:family="paragraph" style:parent-style-name="Standard">
      <style:text-properties style:use-window-font-color="true" fo:font-style="normal" style:text-underline-style="none" fo:font-weight="normal" officeooo:rsid="0011996c" officeooo:paragraph-rsid="00385a24" style:font-style-asian="normal" style:font-weight-asian="normal" style:font-style-complex="normal" style:font-weight-complex="normal"/>
    </style:style>
    <style:style style:name="P34" style:family="paragraph" style:parent-style-name="Standard">
      <style:text-properties officeooo:rsid="0011996c" officeooo:paragraph-rsid="00292974"/>
    </style:style>
    <style:style style:name="P35" style:family="paragraph" style:parent-style-name="Standard">
      <style:text-properties officeooo:rsid="0011996c" officeooo:paragraph-rsid="00225fd6"/>
    </style:style>
    <style:style style:name="P36" style:family="paragraph" style:parent-style-name="Standard">
      <style:text-properties officeooo:paragraph-rsid="00385a24"/>
    </style:style>
    <style:style style:name="P37" style:family="paragraph" style:parent-style-name="Standard" style:list-style-name="L1">
      <style:paragraph-properties fo:margin-top="0.0835in" fo:margin-bottom="0in" style:contextual-spacing="false" fo:text-align="start" style:justify-single-word="false" fo:orphans="0" fo:widows="0"/>
      <style:text-properties fo:font-size="12pt" fo:font-weight="normal" officeooo:rsid="00245d32" officeooo:paragraph-rsid="00245d32" style:font-size-asian="12pt" style:font-weight-asian="normal" style:font-name-complex="Times New Roman" style:font-size-complex="12pt" style:font-weight-complex="normal"/>
    </style:style>
    <style:style style:name="P38" style:family="paragraph" style:parent-style-name="Standard">
      <style:paragraph-properties fo:margin-top="0.0835in" fo:margin-bottom="0in" style:contextual-spacing="false" fo:text-align="start" style:justify-single-word="false" fo:orphans="0" fo:widows="0"/>
      <style:text-properties fo:font-size="12pt" fo:font-weight="normal" officeooo:rsid="00245d32" officeooo:paragraph-rsid="00245d32" style:font-size-asian="12pt" style:font-weight-asian="normal" style:font-name-complex="Times New Roman" style:font-size-complex="12pt" style:font-weight-complex="normal"/>
    </style:style>
    <style:style style:name="P39" style:family="paragraph" style:parent-style-name="Standard">
      <style:paragraph-properties fo:margin-top="0.0835in" fo:margin-bottom="0in" style:contextual-spacing="false" fo:text-align="start" style:justify-single-word="false" fo:orphans="0" fo:widows="0"/>
      <style:text-properties style:use-window-font-color="true" fo:font-style="normal" style:text-underline-style="none" fo:font-weight="normal" officeooo:paragraph-rsid="001c6569" style:font-style-asian="normal" style:font-weight-asian="normal" style:font-style-complex="normal" style:font-weight-complex="normal"/>
    </style:style>
    <style:style style:name="P40" style:family="paragraph" style:parent-style-name="Standard">
      <style:paragraph-properties fo:margin-top="0.0835in" fo:margin-bottom="0in" style:contextual-spacing="false" fo:text-align="start" style:justify-single-word="false" fo:orphans="0" fo:widows="0"/>
      <style:text-properties fo:font-size="14pt" fo:language="en" fo:country="US" fo:font-weight="bold" officeooo:paragraph-rsid="001c6569" style:font-size-asian="14pt" style:language-asian="en" style:country-asian="US" style:font-weight-asian="bold" style:font-name-complex="Times New Roman" style:font-size-complex="16pt" style:font-weight-complex="bold"/>
    </style:style>
    <style:style style:name="P41" style:family="paragraph" style:parent-style-name="Standard">
      <style:paragraph-properties fo:margin-top="0.0835in" fo:margin-bottom="0in" style:contextual-spacing="false" fo:text-align="start" style:justify-single-word="false" fo:orphans="0" fo:widows="0"/>
      <style:text-properties fo:font-size="14pt" fo:font-weight="bold" officeooo:paragraph-rsid="003daf5b" style:font-size-asian="14pt" style:font-weight-asian="bold" style:font-name-complex="Times New Roman" style:font-size-complex="16pt" style:font-weight-complex="bold"/>
    </style:style>
    <style:style style:name="P42" style:family="paragraph" style:parent-style-name="Standard">
      <style:paragraph-properties fo:margin-top="0.0835in" fo:margin-bottom="0in" style:contextual-spacing="false" fo:text-align="start" style:justify-single-word="false" fo:orphans="0" fo:widows="0"/>
      <style:text-properties fo:font-size="14pt" fo:font-weight="bold" officeooo:paragraph-rsid="001c6569" style:font-size-asian="14pt" style:font-weight-asian="bold" style:font-name-complex="Times New Roman" style:font-size-complex="16pt" style:font-weight-complex="bold"/>
    </style:style>
    <style:style style:name="P43" style:family="paragraph" style:parent-style-name="Standard">
      <style:paragraph-properties fo:margin-top="0.0835in" fo:margin-bottom="0in" style:contextual-spacing="false" fo:text-align="start" style:justify-single-word="false" fo:orphans="0" fo:widows="0"/>
      <style:text-properties officeooo:paragraph-rsid="003daf5b"/>
    </style:style>
    <style:style style:name="P44" style:family="paragraph" style:parent-style-name="Standard">
      <style:paragraph-properties fo:margin-top="0.0835in" fo:margin-bottom="0in" style:contextual-spacing="false" fo:text-align="start" style:justify-single-word="false" fo:orphans="0" fo:widows="0"/>
      <style:text-properties officeooo:paragraph-rsid="001c6569"/>
    </style:style>
    <style:style style:name="P45" style:family="paragraph" style:parent-style-name="Standard">
      <style:paragraph-properties fo:margin-top="0.0835in" fo:margin-bottom="0in" style:contextual-spacing="false" fo:text-align="start" style:justify-single-word="false" fo:orphans="0" fo:widows="0"/>
      <style:text-properties fo:font-size="16pt" fo:font-weight="bold" officeooo:paragraph-rsid="001c6569" style:font-size-asian="16pt" style:font-weight-asian="bold" style:font-name-complex="Times New Roman" style:font-size-complex="16pt" style:font-weight-complex="bold"/>
    </style:style>
    <style:style style:name="P46" style:family="paragraph" style:parent-style-name="Standard" style:list-style-name="WW8Num14">
      <style:paragraph-properties fo:margin-left="0in" fo:margin-right="0in" fo:margin-top="0.0835in" fo:margin-bottom="0in" style:contextual-spacing="false" fo:text-align="start" style:justify-single-word="false" fo:orphans="0" fo:widows="0" fo:text-indent="0.5in" style:auto-text-indent="false"/>
      <style:text-properties fo:font-size="13pt" officeooo:paragraph-rsid="001c6569" style:font-size-asian="13pt" style:font-name-complex="Times New Roman" style:font-size-complex="13pt"/>
    </style:style>
    <style:style style:name="P47"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officeooo:paragraph-rsid="001c6569" style:font-size-asian="13pt" style:font-name-complex="Times New Roman" style:font-size-complex="13pt"/>
    </style:style>
    <style:style style:name="P48"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officeooo:paragraph-rsid="00292974" style:font-size-asian="13pt" style:font-name-complex="Times New Roman" style:font-size-complex="13pt"/>
    </style:style>
    <style:style style:name="P49"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officeooo:paragraph-rsid="0039624c" style:font-size-asian="13pt" style:font-name-complex="Times New Roman" style:font-size-complex="13pt"/>
    </style:style>
    <style:style style:name="P50"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officeooo:rsid="00292974" officeooo:paragraph-rsid="00292974" style:font-size-asian="13pt" style:font-name-complex="Times New Roman" style:font-size-complex="13pt"/>
    </style:style>
    <style:style style:name="P51"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officeooo:rsid="002da5da" officeooo:paragraph-rsid="002da5da" style:font-size-asian="13pt" style:font-name-complex="Times New Roman" style:font-size-complex="13pt"/>
    </style:style>
    <style:style style:name="P52"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officeooo:rsid="002da5da" officeooo:paragraph-rsid="00366af4" style:font-size-asian="13pt" style:font-name-complex="Times New Roman" style:font-size-complex="13pt"/>
    </style:style>
    <style:style style:name="P53"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officeooo:rsid="00275dc6" officeooo:paragraph-rsid="00275dc6" style:font-size-asian="13pt" style:font-name-complex="Times New Roman" style:font-size-complex="13pt"/>
    </style:style>
    <style:style style:name="P54"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fo:font-weight="normal" officeooo:rsid="00275dc6" officeooo:paragraph-rsid="0039624c" style:font-size-asian="13pt" style:font-weight-asian="normal" style:font-name-complex="Times New Roman" style:font-size-complex="13pt" style:font-weight-complex="normal"/>
    </style:style>
    <style:style style:name="P55"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fo:font-size="13pt" fo:font-weight="bold" officeooo:paragraph-rsid="00385a24" style:font-size-asian="13pt" style:font-weight-asian="bold" style:font-name-complex="Times New Roman" style:font-size-complex="13pt" style:font-weight-complex="bold"/>
    </style:style>
    <style:style style:name="P56"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style:use-window-font-color="true" fo:font-size="13pt" officeooo:paragraph-rsid="001c6569" fo:background-color="transparent" style:font-size-asian="13pt" style:font-name-complex="Times New Roman" style:font-size-complex="13pt"/>
    </style:style>
    <style:style style:name="P57"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officeooo:paragraph-rsid="00292974"/>
    </style:style>
    <style:style style:name="P58"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text-properties officeooo:paragraph-rsid="00275dc6"/>
    </style:style>
    <style:style style:name="P59" style:family="paragraph" style:parent-style-name="Standard">
      <style:paragraph-properties fo:margin-left="0in" fo:margin-right="0in" fo:margin-top="0.0835in" fo:margin-bottom="0in" style:contextual-spacing="false" fo:text-align="start" style:justify-single-word="false" fo:orphans="0" fo:widows="0" fo:text-indent="0.5in" style:auto-text-indent="false" style:writing-mode="lr-tb"/>
      <style:text-properties fo:font-size="13pt" fo:font-weight="bold" officeooo:rsid="00385a24" officeooo:paragraph-rsid="00385a24" style:font-size-asian="13pt" style:font-weight-asian="bold" style:font-name-complex="Times New Roman" style:font-size-complex="13pt" style:font-weight-complex="bold"/>
    </style:style>
    <style:style style:name="P60"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style:font-name="Times New Roman1" fo:font-size="10pt" officeooo:paragraph-rsid="001c6569" style:font-size-asian="10pt" style:font-name-complex="Times New Roman" style:font-size-complex="13pt"/>
    </style:style>
    <style:style style:name="P61"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style:font-name="Times New Roman1" fo:font-size="10pt" officeooo:paragraph-rsid="001c6569" style:font-size-asian="10pt"/>
    </style:style>
    <style:style style:name="P62"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style:font-name="Times New Roman1" fo:font-size="13pt" officeooo:paragraph-rsid="0039624c" style:font-size-asian="13pt" style:font-name-complex="Times New Roman" style:font-size-complex="13pt"/>
    </style:style>
    <style:style style:name="P63"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officeooo:rsid="00292974" officeooo:paragraph-rsid="00292974"/>
    </style:style>
    <style:style style:name="P64"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officeooo:paragraph-rsid="001c6569"/>
    </style:style>
    <style:style style:name="P65"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officeooo:paragraph-rsid="0039624c"/>
    </style:style>
    <style:style style:name="P66"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fo:font-size="13pt" fo:font-weight="normal" officeooo:rsid="00245d32" officeooo:paragraph-rsid="00245d32" style:font-size-asian="13pt" style:font-weight-asian="normal" style:font-name-complex="Times New Roman" style:font-size-complex="13pt" style:font-weight-complex="normal"/>
    </style:style>
    <style:style style:name="P67"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fo:font-size="13pt" officeooo:paragraph-rsid="00245d32" style:font-size-asian="13pt" style:font-name-complex="Times New Roman" style:font-size-complex="13pt"/>
    </style:style>
    <style:style style:name="P68"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fo:font-size="13pt" officeooo:paragraph-rsid="0039624c" style:font-size-asian="13pt" style:font-name-complex="Times New Roman" style:font-size-complex="13pt"/>
    </style:style>
    <style:style style:name="P69" style:family="paragraph" style:parent-style-name="Standard">
      <style:paragraph-properties fo:margin-left="0in" fo:margin-right="0in" fo:margin-top="0.0835in" fo:margin-bottom="0in" style:contextual-spacing="false" fo:text-align="start" style:justify-single-word="false" fo:orphans="0" fo:widows="0" fo:text-indent="0in" style:auto-text-indent="false"/>
      <style:text-properties fo:font-size="13pt" officeooo:paragraph-rsid="001c6569" style:font-size-asian="13pt" style:font-name-complex="Times New Roman" style:font-size-complex="13pt"/>
    </style:style>
    <style:style style:name="P70" style:family="paragraph" style:parent-style-name="Text_20_body">
      <style:paragraph-properties fo:margin-left="0in" fo:margin-right="0in" fo:margin-top="0.0835in" fo:margin-bottom="0in" style:contextual-spacing="false" fo:text-align="start" style:justify-single-word="false" fo:orphans="0" fo:widows="0" fo:text-indent="0in" style:auto-text-indent="false"/>
      <style:text-properties style:font-name="Times New Roman1" fo:font-size="13pt" officeooo:paragraph-rsid="00245d32" style:font-size-asian="13pt" style:font-name-complex="Times New Roman" style:font-size-complex="13pt"/>
    </style:style>
    <style:style style:name="P71" style:family="paragraph" style:parent-style-name="Text_20_body">
      <style:paragraph-properties fo:margin-left="0in" fo:margin-right="0in" fo:margin-top="0.0835in" fo:margin-bottom="0in" style:contextual-spacing="false" fo:text-align="start" style:justify-single-word="false" fo:orphans="0" fo:widows="0" fo:text-indent="0in" style:auto-text-indent="false"/>
      <style:text-properties fo:font-size="13pt" officeooo:rsid="00178bfd" officeooo:paragraph-rsid="00245d32" style:font-size-asian="13pt" style:font-name-complex="Times New Roman" style:font-size-complex="13pt"/>
    </style:style>
    <style:style style:name="P72" style:family="paragraph" style:parent-style-name="Corps_20_de_20_texte_20_2">
      <style:paragraph-properties fo:margin-top="0.0835in" fo:margin-bottom="0in" style:contextual-spacing="false" fo:text-align="start" style:justify-single-word="false" style:writing-mode="lr-tb"/>
      <style:text-properties fo:font-size="13pt" fo:font-weight="normal" officeooo:rsid="0039624c" officeooo:paragraph-rsid="0039624c" style:font-size-asian="11.3500003814697pt" style:font-weight-asian="normal" style:font-name-complex="Times New Roman" style:font-size-complex="13pt" style:font-weight-complex="normal"/>
    </style:style>
    <style:style style:name="P73" style:family="paragraph" style:parent-style-name="Corps_20_de_20_texte_20_2">
      <style:paragraph-properties fo:margin-top="0.0835in" fo:margin-bottom="0in" style:contextual-spacing="false" fo:text-align="start" style:justify-single-word="false" style:writing-mode="lr-tb"/>
      <style:text-properties fo:font-size="16pt" fo:font-weight="bold" officeooo:paragraph-rsid="001c6569" style:font-size-asian="16pt" style:font-weight-asian="bold" style:font-size-complex="16pt" style:font-weight-complex="bold"/>
    </style:style>
    <style:style style:name="P74" style:family="paragraph" style:parent-style-name="Retrait_20_corps_20_de_20_texte_20_2">
      <style:text-properties officeooo:paragraph-rsid="002aa21e"/>
    </style:style>
    <style:style style:name="T1" style:family="text">
      <style:text-properties fo:font-weight="bold" style:font-weight-asian="bold" style:font-weight-complex="bold"/>
    </style:style>
    <style:style style:name="T2" style:family="text">
      <style:text-properties fo:font-weight="bold" officeooo:rsid="00245d32" style:font-weight-asian="bold" style:font-weight-complex="bold"/>
    </style:style>
    <style:style style:name="T3" style:family="text">
      <style:text-properties fo:font-weight="bold" officeooo:rsid="00178bfd" style:font-weight-asian="bold" style:font-weight-complex="bold"/>
    </style:style>
    <style:style style:name="T4" style:family="text">
      <style:text-properties fo:font-weight="bold" officeooo:rsid="003bb7a0" style:font-weight-asian="bold" style:font-weight-complex="bold"/>
    </style:style>
    <style:style style:name="T5" style:family="text">
      <style:text-properties fo:font-weight="bold" style:font-weight-asian="bold" style:font-name-complex="Times New Roman" style:font-weight-complex="bold"/>
    </style:style>
    <style:style style:name="T6" style:family="text">
      <style:text-properties fo:font-weight="bold" officeooo:rsid="0025b6a9" style:font-weight-asian="bold" style:font-name-complex="Times New Roman" style:font-weight-complex="bold"/>
    </style:style>
    <style:style style:name="T7" style:family="text">
      <style:text-properties officeooo:rsid="00178bfd"/>
    </style:style>
    <style:style style:name="T8" style:family="text">
      <style:text-properties fo:font-size="13pt" style:font-size-asian="13pt" style:font-name-complex="Times New Roman" style:font-size-complex="13pt"/>
    </style:style>
    <style:style style:name="T9" style:family="text">
      <style:text-properties fo:font-size="13pt" officeooo:rsid="00275dc6" style:font-size-asian="13pt" style:font-name-complex="Times New Roman" style:font-size-complex="13pt"/>
    </style:style>
    <style:style style:name="T10" style:family="text">
      <style:text-properties fo:font-size="13pt" officeooo:rsid="00292974" style:font-size-asian="13pt" style:font-name-complex="Times New Roman" style:font-size-complex="13pt"/>
    </style:style>
    <style:style style:name="T11" style:family="text">
      <style:text-properties fo:font-size="13pt" officeooo:rsid="0011996c" style:font-size-asian="13pt" style:font-name-complex="Times New Roman" style:font-size-complex="13pt"/>
    </style:style>
    <style:style style:name="T12" style:family="text">
      <style:text-properties fo:font-size="13pt" officeooo:rsid="00385a24" style:font-size-asian="13pt" style:font-name-complex="Times New Roman" style:font-size-complex="13pt"/>
    </style:style>
    <style:style style:name="T13" style:family="text">
      <style:text-properties fo:font-size="13pt" officeooo:rsid="0025b6a9" style:font-size-asian="13pt" style:font-name-complex="Times New Roman" style:font-size-complex="13pt"/>
    </style:style>
    <style:style style:name="T14" style:family="text">
      <style:text-properties fo:font-size="13pt" officeooo:rsid="0039624c" style:font-size-asian="13pt" style:font-name-complex="Times New Roman" style:font-size-complex="13pt"/>
    </style:style>
    <style:style style:name="T15" style:family="text">
      <style:text-properties fo:font-size="13pt" style:font-size-asian="13pt" style:font-size-complex="13pt"/>
    </style:style>
    <style:style style:name="T16" style:family="text">
      <style:text-properties fo:font-size="13pt" officeooo:rsid="002aa21e" style:font-size-asian="13pt" style:font-size-complex="13pt"/>
    </style:style>
    <style:style style:name="T17" style:family="text">
      <style:text-properties fo:font-size="13pt" officeooo:rsid="002bdf9f" style:font-size-asian="13pt" style:font-size-complex="13pt"/>
    </style:style>
    <style:style style:name="T18" style:family="text">
      <style:text-properties fo:font-size="13pt" fo:language="en" fo:country="US" style:font-size-asian="13pt" style:language-asian="en" style:country-asian="US" style:font-name-complex="Times New Roman" style:font-size-complex="13pt"/>
    </style:style>
    <style:style style:name="T19" style:family="text">
      <style:text-properties fo:font-size="13pt" fo:language="en" fo:country="US" style:font-size-asian="13pt" style:language-asian="en" style:country-asian="US" style:font-size-complex="13pt"/>
    </style:style>
    <style:style style:name="T20" style:family="text">
      <style:text-properties fo:font-size="13pt" fo:language="en" fo:country="US" fo:font-weight="bold" style:font-size-asian="13pt" style:language-asian="en" style:country-asian="US" style:font-weight-asian="bold" style:font-name-complex="Times New Roman" style:font-size-complex="13pt" style:font-weight-complex="bold"/>
    </style:style>
    <style:style style:name="T21" style:family="text">
      <style:text-properties fo:font-size="13pt" fo:font-weight="bold" style:font-size-asian="13pt" style:font-weight-asian="bold" style:font-name-complex="Times New Roman" style:font-size-complex="13pt" style:font-weight-complex="bold"/>
    </style:style>
    <style:style style:name="T22" style:family="text">
      <style:text-properties fo:font-size="13pt" fo:font-weight="bold" officeooo:rsid="0025b6a9" style:font-size-asian="13pt" style:font-weight-asian="bold" style:font-name-complex="Times New Roman" style:font-size-complex="13pt" style:font-weight-complex="bold"/>
    </style:style>
    <style:style style:name="T23" style:family="text">
      <style:text-properties fo:font-size="13pt" fo:font-weight="bold" style:font-size-asian="13pt" style:font-weight-asian="bold" style:font-weight-complex="bold"/>
    </style:style>
    <style:style style:name="T24" style:family="text">
      <style:text-properties fo:font-size="13pt" fo:font-weight="bold" officeooo:rsid="003bb7a0" style:font-size-asian="13pt" style:font-weight-asian="bold" style:font-weight-complex="bold"/>
    </style:style>
    <style:style style:name="T25" style:family="text">
      <style:text-properties fo:font-size="13pt" fo:font-weight="normal" style:font-size-asian="13pt" style:font-weight-asian="normal" style:font-name-complex="Times New Roman" style:font-size-complex="13pt" style:font-weight-complex="normal"/>
    </style:style>
    <style:style style:name="T26" style:family="text">
      <style:text-properties fo:font-size="13pt" fo:font-weight="normal" officeooo:rsid="0025b6a9" style:font-size-asian="13pt" style:font-weight-asian="normal" style:font-name-complex="Times New Roman" style:font-size-complex="13pt" style:font-weight-complex="normal"/>
    </style:style>
    <style:style style:name="T27" style:family="text">
      <style:text-properties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T28" style:family="text">
      <style:text-properties fo:font-size="14pt" fo:font-weight="bold" style:font-size-asian="14pt" style:font-weight-asian="bold" style:font-name-complex="Times New Roman" style:font-size-complex="16pt" style:font-weight-complex="bold"/>
    </style:style>
    <style:style style:name="T29" style:family="text">
      <style:text-properties fo:font-size="14pt" fo:language="en" fo:country="US" fo:font-weight="bold" style:font-size-asian="14pt" style:language-asian="en" style:country-asian="US" style:font-weight-asian="bold" style:font-name-complex="Times New Roman" style:font-size-complex="16pt" style:font-weight-complex="bold"/>
    </style:style>
    <style:style style:name="T30" style:family="text">
      <style:text-properties officeooo:rsid="00245d32"/>
    </style:style>
    <style:style style:name="T31" style:family="text">
      <style:text-properties fo:font-weight="normal" officeooo:rsid="00245d32" style:font-weight-asian="normal" style:font-weight-complex="normal"/>
    </style:style>
    <style:style style:name="T32" style:family="text">
      <style:text-properties fo:font-weight="normal" style:font-weight-asian="normal" style:font-name-complex="Times New Roman" style:font-weight-complex="normal"/>
    </style:style>
    <style:style style:name="T33" style:family="text">
      <style:text-properties fo:font-weight="normal" officeooo:rsid="0025b6a9" style:font-weight-asian="normal" style:font-name-complex="Times New Roman" style:font-weight-complex="normal"/>
    </style:style>
    <style:style style:name="T34" style:family="text">
      <style:text-properties style:font-name="Times New Roman1"/>
    </style:style>
    <style:style style:name="T35" style:family="text">
      <style:text-properties style:font-name="Times New Roman1" fo:font-size="12pt" style:font-size-asian="12pt"/>
    </style:style>
    <style:style style:name="T36" style:family="text">
      <style:text-properties style:font-name="Times New Roman1" fo:font-size="13pt" style:font-size-asian="13pt" style:font-name-complex="Times New Roman" style:font-size-complex="13pt"/>
    </style:style>
    <style:style style:name="T37" style:family="text">
      <style:text-properties style:font-name="Times New Roman1" fo:font-size="13pt" officeooo:rsid="00225fd6" style:font-size-asian="13pt" style:font-name-complex="Times New Roman" style:font-size-complex="13pt"/>
    </style:style>
    <style:style style:name="T38" style:family="text">
      <style:text-properties style:font-name="Times New Roman1" fo:font-size="13pt" officeooo:rsid="0025b6a9" style:font-size-asian="13pt" style:font-name-complex="Times New Roman" style:font-size-complex="13pt"/>
    </style:style>
    <style:style style:name="T39" style:family="text">
      <style:text-properties style:font-name="Times New Roman1" fo:font-size="13pt" fo:language="en" fo:country="US" officeooo:rsid="00245d32" style:font-size-asian="13pt" style:language-asian="en" style:country-asian="US" style:font-name-complex="Times New Roman" style:font-size-complex="13pt"/>
    </style:style>
    <style:style style:name="T40" style:family="text">
      <style:text-properties style:font-name="Times New Roman1" officeooo:rsid="00225fd6"/>
    </style:style>
    <style:style style:name="T41" style:family="text">
      <style:text-properties style:font-name="Times New Roman1" officeooo:rsid="00245d32"/>
    </style:style>
    <style:style style:name="T42" style:family="text">
      <style:text-properties style:font-name="Times New Roman1" style:font-name-complex="Times New Roman"/>
    </style:style>
    <style:style style:name="T43" style:family="text">
      <style:text-properties style:font-name="Times New Roman1" officeooo:rsid="00225fd6" style:font-name-complex="Times New Roman"/>
    </style:style>
    <style:style style:name="T44" style:family="text">
      <style:text-properties style:font-name="Times New Roman1" officeooo:rsid="0025b6a9" style:font-name-complex="Times New Roman"/>
    </style:style>
    <style:style style:name="T45" style:family="text">
      <style:text-properties style:font-name="Liberation Serif"/>
    </style:style>
    <style:style style:name="T46" style:family="text">
      <style:text-properties style:font-name="Liberation Serif" fo:font-size="13pt" fo:font-weight="bold" style:font-size-asian="13pt" style:font-weight-asian="bold" style:font-size-complex="13pt" style:font-weight-complex="bold"/>
    </style:style>
    <style:style style:name="T47" style:family="text">
      <style:text-properties style:font-name="Liberation Serif" fo:font-size="13pt" style:font-size-asian="13pt" style:font-size-complex="13pt"/>
    </style:style>
    <style:style style:name="T48" style:family="text">
      <style:text-properties style:font-name="Liberation Serif" fo:font-size="13pt" officeooo:rsid="0034678f" style:font-size-asian="13pt" style:font-size-complex="13pt"/>
    </style:style>
    <style:style style:name="T49" style:family="text">
      <style:text-properties style:font-name="Liberation Serif" fo:font-size="13pt" officeooo:rsid="003d7574" style:font-size-asian="13pt" style:font-size-complex="13pt"/>
    </style:style>
    <style:style style:name="T50" style:family="text">
      <style:text-properties officeooo:rsid="002da5da"/>
    </style:style>
    <style:style style:name="T51" style:family="text">
      <style:text-properties officeooo:rsid="00357ae6"/>
    </style:style>
    <style:style style:name="T52" style:family="text">
      <style:text-properties officeooo:rsid="0039624c"/>
    </style:style>
    <style:style style:name="T53" style:family="text">
      <style:text-properties fo:language="en" fo:country="US" fo:font-weight="bold" style:language-asian="en" style:country-asian="US" style:font-weight-asian="bold" style:font-weight-complex="bold"/>
    </style:style>
    <style:style style:name="T54" style:family="text">
      <style:text-properties officeooo:rsid="00275dc6"/>
    </style:style>
    <style:style style:name="T55" style:family="text">
      <style:text-properties officeooo:rsid="003bb7a0"/>
    </style:style>
    <style:style style:name="T56" style:family="text">
      <style:text-properties style:use-window-font-color="true" fo:font-style="normal" style:text-underline-style="none" fo:font-weight="normal" officeooo:rsid="0016eaff" style:font-style-asian="normal" style:font-weight-asian="normal" style:font-style-complex="normal" style:font-weight-complex="normal"/>
    </style:style>
    <style:style style:name="T57" style:family="text">
      <style:text-properties style:use-window-font-color="true" fo:font-style="normal" style:text-underline-style="none" fo:font-weight="normal" officeooo:rsid="0011996c" style:font-style-asian="normal" style:font-weight-asian="normal" style:font-style-complex="normal" style:font-weight-complex="normal"/>
    </style:style>
    <style:style style:name="T58" style:family="text">
      <style:text-properties style:use-window-font-color="true" fo:font-style="normal" style:text-underline-style="none" fo:font-weight="normal" officeooo:rsid="003bb7a0" style:font-style-asian="normal" style:font-weight-asian="normal" style:font-style-complex="normal" style:font-weight-complex="normal"/>
    </style:style>
    <style:style style:name="T59" style:family="text">
      <style:text-properties style:font-name="MathJax Math" fo:font-style="italic"/>
    </style:style>
    <style:style style:name="T60" style:family="text">
      <style:text-properties style:font-name="MathJax Main"/>
    </style:style>
    <style:style style:name="T61" style:family="text">
      <style:text-properties officeooo:rsid="003e2e9b"/>
    </style:style>
    <style:style style:name="T62" style:family="text">
      <style:text-properties style:text-underline-style="solid" style:text-underline-width="auto" style:text-underline-color="font-color" fo:font-weight="bold" officeooo:rsid="0011996c" style:font-weight-asian="bold" style:font-weight-complex="bold"/>
    </style:style>
    <style:style style:name="T63" style:family="text">
      <style:text-properties style:font-name-complex="Times New Roman"/>
    </style:style>
    <style:style style:name="T64" style:family="text">
      <style:text-properties officeooo:rsid="00385a24" style:font-name-complex="Times New Roman"/>
    </style:style>
    <style:style style:name="T65" style:family="text">
      <style:text-properties officeooo:rsid="0025b6a9" style:font-name-complex="Times New Roman"/>
    </style:style>
    <style:style style:name="T66" style:family="text">
      <style:text-properties officeooo:rsid="00275dc6" style:font-name-complex="Times New Roman"/>
    </style:style>
    <style:style style:name="T67" style:family="text">
      <style:text-properties officeooo:rsid="00292974" style:font-name-complex="Times New Roman"/>
    </style:style>
    <style:style style:name="T68" style:family="text">
      <style:text-properties officeooo:rsid="0011996c" style:font-name-complex="Times New Roman"/>
    </style:style>
    <style:style style:name="T69" style:family="text">
      <style:text-properties officeooo:rsid="002aa21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62">modélisation <text:s/>systeme multi-agents.</text:span></text:p>
      <text:p text:style-name="P73"><text:s/>Les Agents</text:p>
      <text:p text:style-name="P35">Donc maintenant nous allons voir la modélisation mais cette fois avec un systeme multi-agents.</text:p>
      <text:p text:style-name="P72">On definit agent comme étant</text:p>
      <text:p text:style-name="P59"/>
      <text:p text:style-name="P17">Propriétés d’un agent </text:p>
      <text:p text:style-name="P69"><text:s/><text:span text:style-name="T55">Un agent possède plusieurs <text:s/>propriétés : </text:span></text:p>
      <text:p text:style-name="P71"><text:span text:style-name="T2">État </text:span><text:span text:style-name="T30">: </text:span>On peut caractériser un état comme faisant parti<text:span text:style-name="T30">e</text:span> de l'agent. En effet ce qu'on <text:span text:style-name="T30">appellera</text:span> état sera <text:span text:style-name="T30">plutôt</text:span> la faim d'un agent, ou ses désir .</text:p>
      <text:p text:style-name="P70"><text:span text:style-name="T3">Percept </text:span><text:span text:style-name="T7">: Quand a la perception celle -ci est externe a l'agent. En effet, chaque agent pourra percevoir a une distance modulable , son environnement et ainsi interagir avec lui.</text:span></text:p>
      <text:p text:style-name="P60"><text:span text:style-name="T24">R</text:span><text:span text:style-name="T23">essources propres</text:span> </text:p>
      <text:p text:style-name="P65"><text:span text:style-name="T21">Autonomie Comportementale</text:span><text:span text:style-name="T20"> :</text:span><text:span text:style-name="T36"> capacité propre de pouvoir atteindre son bu</text:span><text:span text:style-name="T37">t indépendamment </text:span><text:span text:style-name="T36">des autres agents du système <text:s/></text:span><text:span text:style-name="T38">en tenant compte de ses compétences et ses ressources.</text:span></text:p>
      <text:p text:style-name="P68"><text:span text:style-name="T1">Flexibilité : </text:span><text:span text:style-name="T34">un agent </text:span><text:span text:style-name="T40">doit </text:span><text:span text:style-name="T34"><text:s/>pouvoir modifier dynamiquement son comportement </text:span><text:span text:style-name="T40">et</text:span><text:span text:style-name="T34"> sa morphologie. </text:span><text:span text:style-name="T40">On retrouve cela dans les réseaux de télécommunications où</text:span><text:span text:style-name="T34"> un nœud du réseau peut <text:s/>s’interrompre </text:span><text:span text:style-name="T41">mais ne pas </text:span><text:span text:style-name="T34"><text:s/>remettre en cause le fonctionnement global du système.</text:span></text:p>
      <text:p text:style-name="P62"><text:span text:style-name="T1">Adaptabilité</text:span><text:span text:style-name="T53"> </text:span><text:span text:style-name="T1">: </text:span>capacité non nécessaire mais importante dans les SMA. <text:span text:style-name="T30">On la retrouve dan</text:span>s <text:span text:style-name="T30">les système où les agents veulent améliorer leur fonctionnement</text:span> t individuel ou collectif <text:span text:style-name="T30">et donc améliorer le système global</text:span></text:p>
      <text:p text:style-name="P65"><text:span text:style-name="T21">Réactivité</text:span><text:span text:style-name="T18">  </text:span><text:span text:style-name="T39">C'est la réponse d'un agent à un stimuli. </text:span></text:p>
      <text:p text:style-name="P61"/>
      <text:p text:style-name="P32"/>
      <text:p text:style-name="P17">Les Architectures d’Agent</text:p>
      <text:p text:style-name="P17"/>
      <text:p text:style-name="P38">Les différentes architectures d'agents sont classées dans deux grands groupes :</text:p>
      <text:list xml:id="list72984959966562486" text:style-name="L1">
        <text:list-item>
          <text:p text:style-name="P37">architectures verticales</text:p>
        </text:list-item>
        <text:list-item>
          <text:p text:style-name="P37">architectures horizontales</text:p>
          <text:p text:style-name="P37"/>
        </text:list-item>
      </text:list>
      <text:p text:style-name="P26"><text:span text:style-name="T30">Donc, les </text:span><text:span text:style-name="T2">architectures verticales </text:span><text:span text:style-name="T31">caractérisent <text:s/>des agents modélisés qui, lorsqu'ils perçoivent une donnée exécutent une action. C'est une architecture simple car elle contient 3 composantes que l'agent exécute : perception , sélection et action</text:span></text:p>
      <text:p text:style-name="P66"/>
      <text:p text:style-name="P64"><text:span text:style-name="T26">Ensuite, <text:s/>on retrouve les</text:span><text:span text:style-name="T22"> a</text:span><text:span text:style-name="T21">rchitectures horizontales</text:span><text:span text:style-name="T25"> </text:span><text:span text:style-name="T26">qui sont utilisées pour la conception complexe d'agents</text:span></text:p>
      <text:p text:style-name="P56">Une décomposition horizontale, ne décompose pas l’agent en terme d’actions. Il <text:soft-page-break/>s’agit en fait d’un découpage fonctionnel d’un agent en plusieurs modules distincts interagissants.</text:p>
      <text:p text:style-name="P44"/>
      <text:p text:style-name="P45">Les Systèmes Multi-Agents</text:p>
      <text:p text:style-name="P39"/>
      <text:p text:style-name="P36"><text:span text:style-name="T57">En informatique, un système multi-agent (SMA) est un système composé d'un ensemble d'agents, situés dans un certain environnemen</text:span><text:span text:style-name="T58">t</text:span><text:span text:style-name="T57"> </text:span><text:span text:style-name="T58">e</text:span><text:span text:style-name="T57">t interagissant selon certaines relations. Un agent est une entité caractérisée par le fait qu'elle </text:span><text:span text:style-name="T56">soit</text:span><text:span text:style-name="T57"> autonome. </text:span></text:p>
      <text:p text:style-name="P33"><text:span text:style-name="T12">Chaques </text:span><text:span text:style-name="T8">agents viv</text:span><text:span text:style-name="T12">ent</text:span><text:span text:style-name="T8"> en même temps, partagent des ressources communes, et communi</text:span><text:span text:style-name="T12">quent,</text:span><text:span text:style-name="T8"> entre eux </text:span><text:span text:style-name="T12">dans un environnement à chaque tick( definir ce qu'est un tick)</text:span><text:span text:style-name="T8">. </text:span><text:span text:style-name="T13">Les agents doivent être cohérents entre eux.</text:span></text:p>
      <text:p text:style-name="P49"><text:span text:style-name="T54">On peut caractériser un SMA selon plusieurs critères :</text:span> la taille des agents, le nombre d’agents en interaction, les mécanismes et les types de communication, le comportement, l’organisation et le contrôle de chaque agent, la représentation de l’environnement,… </text:p>
      <text:p text:style-name="P55"/>
      <text:p text:style-name="P54">Dans un SMA il n'y a pas une entité qui <text:s/>décide pour le reste mais un groupe d'entité qui décide pour le groupe. Cela permet d'évoluer au sein de l'environnement qui est partiellement connu.</text:p>
      <text:p text:style-name="P54"/>
      <text:p text:style-name="Standard"><text:span text:style-name="T14">Pour cela est utilisé dans un </text:span>S<text:span text:style-name="T52">MA,</text:span>le<text:span text:style-name="T14"> système de communication particulier qui <text:s/>n'est pas juste basé sur un modèle d’envoi et de réception des messages mais sur un acte de communication. C'est-à-dire que chaque communication influe sur le comportement du destinataire et non pas sur l'environnement.</text:span></text:p>
      <text:p text:style-name="P47"/>
      <text:p text:style-name="P53"/>
      <text:p text:style-name="P53"/>
      <text:p text:style-name="P52"/>
      <text:p text:style-name="P51"/>
      <text:p text:style-name="P51"><draw:frame draw:style-name="fr1" draw:name="images1" text:anchor-type="paragraph" svg:width="4.3264in" svg:height="2.5665in" draw:z-index="0"><draw:image xlink:href="Pictures/20000009000025AE000015031DE8C41D.svm"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8"><text:span text:style-name="T9">Grâce à</text:span><text:span text:style-name="T8"> ces critères, on distingue deux grandes catégories</text:span><text:span text:style-name="T18"> </text:span><text:span text:style-name="T8">:</text:span></text:p>
      <text:list xml:id="list4532135177646788554" text:style-name="WW8Num14">
        <text:list-item>
          <text:p text:style-name="P46"><text:soft-page-break/>les systèmes multi-agents cognitifs,</text:p>
        </text:list-item>
        <text:list-item>
          <text:p text:style-name="P46">les systèmes multi-agents réactifs.</text:p>
        </text:list-item>
      </text:list>
      <text:p text:style-name="P47"/>
      <text:p text:style-name="P44"><text:span text:style-name="T28">Les systèmes multi-agents cognitifs</text:span><text:span text:style-name="T29"> </text:span></text:p>
      <text:p text:style-name="P40"/>
      <text:p text:style-name="P57"><text:span text:style-name="T8">« Les agents cognitifs ont une représentation explicite de l’environnement et des autres agents. » Un système multi-agents cognitif comprend un petit nombre d’agents. </text:span><text:span text:style-name="T9">Chaque agent comporte un modèle cognitif, le plus connu est le BDI (Belief Desires intentions ) dans lequel un agent à des croyances sur son environnement ( celles-ci étant basées selon les perceptions et connaissances de l'agent) et des objectifs, que l'on appellera « désirs » qui formeront le résultat : des intentions.</text:span><text:span text:style-name="T8"> </text:span></text:p>
      <text:p text:style-name="P57"><text:span text:style-name="T10">De plus, c</text:span><text:span text:style-name="T8">haque agent dispose d’une capacité de raisonnement </text:span><text:span text:style-name="T9"><text:s/>sur </text:span><text:span text:style-name="T10">une base de</text:span><text:span text:style-name="T8"> connaissances. </text:span><text:span text:style-name="T10">Ces raisonnements seront faits selon des règles logiques d'ordre 0 ou 0+.</text:span><text:span text:style-name="T8"> </text:span><text:span text:style-name="T11">L'ordre 0 </text:span><text:span text:style-name="T10">étant</text:span><text:span text:style-name="T11"> formé de conditions <text:s/>appeler hypothese pour avoir une conclusion : hyp → conclusion</text:span></text:p>
      <text:p text:style-name="P34">mettre un exemple</text:p>
      <text:p text:style-name="P34">Les regle d'ordre 0+ est formé de regle logique d ordre 0 mais en mettant un poids sur les hypothese ou conclusion.</text:p>
      <text:p text:style-name="P63"><text:span text:style-name="T11">G</text:span><text:span text:style-name="T8">râce à ces règles les agents cognitifs peuvent résoudre des problèmes d'eux mêmes.</text:span></text:p>
      <text:p text:style-name="P50"/>
      <text:p text:style-name="P48"/>
      <text:p text:style-name="P47"/>
      <text:p text:style-name="P41"><text:s/></text:p>
      <text:p text:style-name="P43"/>
      <text:p text:style-name="P43"/>
      <text:p text:style-name="P43"><text:span text:style-name="T28"><text:s/>Les systèmes multi-agents réactifs</text:span><text:span text:style-name="T29"> </text:span></text:p>
      <text:p text:style-name="P40"/>
      <text:p text:style-name="P40"/>
      <text:p text:style-name="P74"><text:span text:style-name="T8"><text:s text:c="2"/></text:span><text:span text:style-name="T15">Un agent est nommé réactif s’il n’a pas une représentation explicite de son environnement et ne peut tenir compte de son passé. Son mode de fonctionnement est simple, câblé du type «stimulus-&gt;réponse». L’organisation s’effectue selon un mode biologique, et le nombre d’agents est très élevé. Le comportement complexe du système émerge de la coexistence et de la coopération des comportements simples. La communication entre agents est non-intentionnelle</text:span><text:span text:style-name="T19"> </text:span><text:span text:style-name="T15">: les agents laissent des traces </text:span><text:span text:style-name="T16">(PHEROMONE)</text:span><text:span text:style-name="T15"> par exemple de leur présence (signaux) qui peuvent être perçues par d’autres agents. On parle alors de communication par environnement [GAI 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sans-serif" svg:font-family="sans-serif"/>
    <style:font-face style:name="FreeSans" svg:font-family="FreeSans" style:font-family-generic="roman"/>
    <style:font-face style:name="Lohit Hindi" svg:font-family="'Lohit Hindi'" style:font-family-generic="roman"/>
    <style:font-face style:name="Times New Roman1" svg:font-family="'Times New Roman'" style:font-family-generic="roman"/>
    <style:font-face style:name="TimesNewRomanPSMT" svg:font-family="TimesNewRomanPSMT" style:font-family-generic="roman"/>
    <style:font-face style:name="FreeSans2"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trait_20_corps_20_de_20_texte_20_2" style:display-name="Retrait corps de texte 2" style:family="paragraph" style:parent-style-name="Standard">
      <style:paragraph-properties fo:margin-left="0in" fo:margin-right="0in" fo:margin-top="0.1665in" fo:margin-bottom="0in" style:contextual-spacing="false" fo:text-align="start" style:justify-single-word="false" fo:orphans="0" fo:widows="0" fo:text-indent="0.5in" style:auto-text-indent="false"/>
      <style:text-properties fo:font-size="14pt" style:font-size-asian="14pt" style:font-size-complex="16.5pt"/>
    </style:style>
    <style:style style:name="Corps_20_de_20_texte_20_2" style:display-name="Corps de texte 2" style:family="paragraph" style:parent-style-name="Standard">
      <style:paragraph-properties fo:text-align="start" style:justify-single-word="false" style:writing-mode="rl-tb"/>
      <style:text-properties fo:font-size="14pt" style:font-size-asian="14pt" style:font-size-complex="16.5pt"/>
    </style:style>
    <style:style style:name="Objet_20_avec_20_flèche" style:display-name="Objet avec flèch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in" fo:margin-right="0in" fo:margin-top="0.1654in" fo:margin-bottom="0.0827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in" fo:margin-right="0in" fo:margin-top="0.1654in" fo:margin-bottom="0.0827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in" fo:margin-right="0in" fo:margin-top="0in" fo:margin-bottom="0.1957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in" fo:margin-right="0in" fo:margin-top="0in" fo:margin-bottom="0.1571in" style:contextual-spacing="false" fo:text-indent="0in" style:auto-text-indent="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in" fo:margin-right="0in" fo:margin-top="0in" fo:margin-bottom="0.1165in" style:contextual-spacing="false" fo:text-indent="0in" style:auto-text-indent="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in" fo:margin-right="0in" fo:margin-top="0in" fo:margin-bottom="0.07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1" style:display-name="LushGreen~LT~Gliederung 1" style:family="paragraph" style:default-outline-level="">
      <style:paragraph-properties fo:margin-left="0in" fo:margin-right="0in" fo:margin-top="0in" fo:margin-bottom="0.1957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left="0in" fo:margin-right="0in" fo:margin-top="0in" fo:margin-bottom="0.1571in" style:contextual-spacing="false" fo:text-indent="0in" style:auto-text-indent="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left="0in" fo:margin-right="0in" fo:margin-top="0in" fo:margin-bottom="0.1165in" style:contextual-spacing="false" fo:text-indent="0in" style:auto-text-indent="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left="0in" fo:margin-right="0in" fo:margin-top="0in" fo:margin-bottom="0.07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left="0in" fo:margin-right="0in" fo:margin-top="0in" fo:margin-bottom="0.039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consecutive-numbering="true">
      <text:list-level-style-bullet text:level="1" text:style-name="WW8Num14z0" style:num-suffix="." text:bullet-char="">
        <style:list-level-properties text:list-level-position-and-space-mode="label-alignment" fo:text-align="center">
          <style:list-level-label-alignment text:label-followed-by="listtab" text:list-tab-stop-position="0.45in" fo:text-indent="-0.0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fo:text-align="center">
          <style:list-level-label-alignment text:label-followed-by="listtab" text:list-tab-stop-position="0.45in" fo:text-indent="-0.0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4:32:40.931471523</meta:creation-date>
    <dc:date>2014-10-30T18:28:12.456408170</dc:date>
    <meta:editing-duration>PT6H2M40S</meta:editing-duration>
    <meta:editing-cycles>24</meta:editing-cycles>
    <meta:generator>LibreOffice/4.2.6.3$Linux_X86_64 LibreOffice_project/420m0$Build-3</meta:generator>
    <meta:document-statistic meta:table-count="0" meta:image-count="1" meta:object-count="0" meta:page-count="3" meta:paragraph-count="39" meta:word-count="761" meta:character-count="5017" meta:non-whitespace-character-count="4270"/>
  </office:meta>
</office:document-meta>
</file>